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CMU Serif"/>
    </style:style>
    <style:style style:name="P3" style:family="paragraph" style:parent-style-name="Standard">
      <style:text-properties style:font-name="CMU Serif" fo:font-weight="bold" style:font-weight-asian="bold" style:font-weight-complex="bold"/>
    </style:style>
    <style:style style:name="P4" style:family="paragraph" style:parent-style-name="Standard">
      <style:text-properties style:font-name="CMU Serif" fo:font-weight="normal" style:font-weight-asian="normal" style:font-weight-complex="normal"/>
    </style:style>
    <style:style style:name="P5" style:family="paragraph" style:parent-style-name="Standard" style:list-style-name="L1">
      <style:text-properties style:font-name="CMU Serif"/>
    </style:style>
    <style:style style:name="P6" style:family="paragraph" style:parent-style-name="Standard" style:list-style-name="L2">
      <style:text-properties style:font-name="CMU Serif" officeooo:paragraph-rsid="005b2cbf"/>
    </style:style>
    <style:style style:name="P7" style:family="paragraph" style:parent-style-name="Standard" style:list-style-name="L2">
      <style:text-properties style:font-name="CMU Serif" officeooo:paragraph-rsid="005e67a0"/>
    </style:style>
    <style:style style:name="P8" style:family="paragraph" style:parent-style-name="Standard" style:list-style-name="L2">
      <style:text-properties style:font-name="CMU Serif" officeooo:paragraph-rsid="00636d57"/>
    </style:style>
    <style:style style:name="P9" style:family="paragraph" style:parent-style-name="Standard" style:list-style-name="L2">
      <style:text-properties style:font-name="CMU Serif" officeooo:paragraph-rsid="006793e1"/>
    </style:style>
    <style:style style:name="P10" style:family="paragraph" style:parent-style-name="Standard" style:list-style-name="L2">
      <style:text-properties style:font-name="CMU Serif" fo:font-weight="normal" officeooo:rsid="005a87b5" officeooo:paragraph-rsid="005b2cbf" style:font-weight-asian="normal" style:font-weight-complex="normal"/>
    </style:style>
    <style:style style:name="P11" style:family="paragraph" style:parent-style-name="Standard" style:list-style-name="L2">
      <style:text-properties style:font-name="CMU Serif" fo:font-weight="normal" officeooo:rsid="005e0125" officeooo:paragraph-rsid="005e67a0" style:font-weight-asian="normal" style:font-weight-complex="normal"/>
    </style:style>
    <style:style style:name="T1" style:family="text">
      <style:text-properties officeooo:rsid="005a87b5"/>
    </style:style>
    <style:style style:name="T2" style:family="text">
      <style:text-properties fo:font-weight="normal" style:font-weight-asian="normal" style:font-weight-complex="normal"/>
    </style:style>
    <style:style style:name="T3" style:family="text">
      <style:text-properties fo:font-weight="normal" officeooo:rsid="0037a54c" style:font-weight-asian="normal" style:font-weight-complex="normal"/>
    </style:style>
    <style:style style:name="T4" style:family="text">
      <style:text-properties fo:font-weight="normal" officeooo:rsid="005a87b5" style:font-weight-asian="normal" style:font-weight-complex="normal"/>
    </style:style>
    <style:style style:name="T5" style:family="text">
      <style:text-properties fo:font-weight="normal" officeooo:rsid="005d11b0" style:font-weight-asian="normal" style:font-weight-complex="normal"/>
    </style:style>
    <style:style style:name="T6" style:family="text">
      <style:text-properties fo:font-weight="normal" officeooo:rsid="005d709c" style:font-weight-asian="normal" style:font-weight-complex="normal"/>
    </style:style>
    <style:style style:name="T7" style:family="text">
      <style:text-properties fo:font-weight="normal" officeooo:rsid="005e0125" style:font-weight-asian="normal" style:font-weight-complex="normal"/>
    </style:style>
    <style:style style:name="T8" style:family="text">
      <style:text-properties fo:font-weight="normal" officeooo:rsid="005e67a0" style:font-weight-asian="normal" style:font-weight-complex="normal"/>
    </style:style>
    <style:style style:name="T9" style:family="text">
      <style:text-properties fo:font-weight="normal" officeooo:rsid="00602137" style:font-weight-asian="normal" style:font-weight-complex="normal"/>
    </style:style>
    <style:style style:name="T10" style:family="text">
      <style:text-properties fo:font-weight="normal" officeooo:rsid="00606f57" style:font-weight-asian="normal" style:font-weight-complex="normal"/>
    </style:style>
    <style:style style:name="T11" style:family="text">
      <style:text-properties fo:font-weight="normal" officeooo:rsid="0061e7ac" style:font-weight-asian="normal" style:font-weight-complex="normal"/>
    </style:style>
    <style:style style:name="T12" style:family="text">
      <style:text-properties fo:font-weight="normal" officeooo:rsid="00636d57" style:font-weight-asian="normal" style:font-weight-complex="normal"/>
    </style:style>
    <style:style style:name="T13" style:family="text">
      <style:text-properties fo:font-weight="normal" officeooo:rsid="0063c640" style:font-weight-asian="normal" style:font-weight-complex="normal"/>
    </style:style>
    <style:style style:name="T14" style:family="text">
      <style:text-properties fo:font-weight="normal" officeooo:rsid="00649fa0" style:font-weight-asian="normal" style:font-weight-complex="normal"/>
    </style:style>
    <style:style style:name="T15" style:family="text">
      <style:text-properties fo:font-weight="normal" officeooo:rsid="00662cc7" style:font-weight-asian="normal" style:font-weight-complex="normal"/>
    </style:style>
    <style:style style:name="T16" style:family="text">
      <style:text-properties fo:font-weight="normal" officeooo:rsid="006793e1" style:font-weight-asian="normal" style:font-weight-complex="normal"/>
    </style:style>
    <style:style style:name="T17" style:family="text">
      <style:text-properties fo:font-weight="normal" officeooo:rsid="006822e8" style:font-weight-asian="normal" style:font-weight-complex="normal"/>
    </style:style>
    <style:style style:name="T18" style:family="text">
      <style:text-properties fo:font-weight="normal" officeooo:rsid="006a1ea1" style:font-weight-asian="normal" style:font-weight-complex="normal"/>
    </style:style>
    <style:style style:name="T19" style:family="text">
      <style:text-properties fo:font-weight="normal" officeooo:rsid="006c31d7" style:font-weight-asian="normal" style:font-weight-complex="normal"/>
    </style:style>
    <style:style style:name="T20" style:family="text">
      <style:text-properties fo:font-weight="normal" officeooo:rsid="006c99d0" style:font-weight-asian="normal" style:font-weight-complex="normal"/>
    </style:style>
    <style:style style:name="T21" style:family="text">
      <style:text-properties fo:font-weight="normal" officeooo:rsid="006dca08" style:font-weight-asian="normal" style:font-weight-complex="normal"/>
    </style:style>
    <style:style style:name="T22" style:family="text">
      <style:text-properties fo:font-weight="normal" officeooo:rsid="006fbfcd" style:font-weight-asian="normal" style:font-weight-complex="normal"/>
    </style:style>
    <style:style style:name="T23" style:family="text">
      <style:text-properties fo:font-weight="normal" officeooo:rsid="00708b26" style:font-weight-asian="normal" style:font-weight-complex="normal"/>
    </style:style>
    <style:style style:name="T24" style:family="text">
      <style:text-properties fo:font-weight="normal" officeooo:rsid="00714dd3" style:font-weight-asian="normal" style:font-weight-complex="normal"/>
    </style:style>
    <style:style style:name="T25" style:family="text">
      <style:text-properties fo:font-weight="normal" officeooo:rsid="0071ada7" style:font-weight-asian="normal" style:font-weight-complex="normal"/>
    </style:style>
    <style:style style:name="T26" style:family="text">
      <style:text-properties fo:font-weight="normal" officeooo:rsid="00735d60"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officeooo:rsid="0033b5c5" style:font-weight-asian="bold" style:font-weight-complex="bold"/>
    </style:style>
    <style:style style:name="T29" style:family="text">
      <style:text-properties fo:font-weight="bold" officeooo:rsid="005a87b5" style:font-weight-asian="bold" style:font-weight-complex="bold"/>
    </style:style>
    <style:style style:name="T30" style:family="text">
      <style:text-properties fo:font-weight="bold" officeooo:rsid="005e0125" style:font-weight-asian="bold" style:font-weight-complex="bold"/>
    </style:style>
    <style:style style:name="T31" style:family="text">
      <style:text-properties fo:font-weight="bold" officeooo:rsid="006822e8" style:font-weight-asian="bold" style:font-weight-complex="bold"/>
    </style:style>
    <style:style style:name="T32" style:family="text">
      <style:text-properties style:font-name="CMU Serif"/>
    </style:style>
    <style:style style:name="T33" style:family="text">
      <style:text-properties style:font-name="CMU Serif" fo:font-weight="bold" style:font-weight-asian="bold" style:font-weight-complex="bold"/>
    </style:style>
    <style:style style:name="T34" style:family="text">
      <style:text-properties officeooo:rsid="005b2cbf"/>
    </style:style>
    <style:style style:name="T35" style:family="text">
      <style:text-properties officeooo:rsid="005d709c"/>
    </style:style>
    <style:style style:name="T36" style:family="text">
      <style:text-properties officeooo:rsid="0073691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7">Project: </text:span><text:span text:style-name="T2">Walking Tour Creator</text:span><text:span text:style-name="T28"> – </text:span>Group Project 07 </text:p>
      <text:p text:style-name="P2"><text:span text:style-name="T27">Meeting: </text:span>Weekly Project Meeting </text:p>
      <text:p text:style-name="P2"><text:span text:style-name="T27">Persons present:</text:span> <text:span text:style-name="T34">Mark S, Martin, Maceij, Zack, Jack, Dave, Ryan and Harry</text:span></text:p>
      <text:p text:style-name="P2"><text:span text:style-name="T27">Place and date of meeting: </text:span><text:span text:style-name="T4">C55</text:span><text:span text:style-name="T2"> 1</text:span><text:span text:style-name="T3">0</text:span>:00, <text:span text:style-name="T1">3rd</text:span> <text:span text:style-name="T1">December</text:span> 2013. </text:p>
      <text:p text:style-name="P2"><text:span text:style-name="T27">Circulation list:</text:span> All project members and Neil Taylor (nst@aber.ac.uk)</text:p>
      <text:p text:style-name="P2"><text:span text:style-name="T27">Author: </text:span>Ryan Gouldsmith (ryg1@aber.ac.uk) </text:p>
      <text:p text:style-name="P2"><text:span text:style-name="T27">Date of minutes: <text:s/></text:span><text:span text:style-name="T5">3rd</text:span><text:span text:style-name="T2"> </text:span><text:span text:style-name="T26">December</text:span></text:p>
      <text:p text:style-name="P2"><text:span text:style-name="T27">Version: </text:span><text:span text:style-name="T2">1.0 – original document</text:span></text:p>
      <text:p text:style-name="P2"/>
      <text:p text:style-name="P2"><text:span text:style-name="T27">Matters Arising:</text:span> </text:p>
      <text:list xml:id="list6635410708657263481" text:style-name="L1">
        <text:list-header>
          <text:p text:style-name="P5">1. <text:s/><text:span text:style-name="T35">Discussing and reviewing the design specification, as well as the website design specification.</text:span></text:p>
        </text:list-header>
      </text:list>
      <text:p text:style-name="P2"/>
      <text:p text:style-name="P3">New Business:</text:p>
      <text:list xml:id="list3542263993449617368" text:style-name="L2">
        <text:list-item>
          <text:p text:style-name="P6"><text:span text:style-name="T4">Dave and Neil will meet this week too. </text:span><text:span text:style-name="T21">Web was 1-2pm was meeting with the web, then 2-3pm with Neil.</text:span><text:span text:style-name="T4"><text:line-break/></text:span><text:span text:style-name="T29">ACTION:</text:span><text:span text:style-name="T4"> mda, nst.</text:span></text:p>
          <text:p text:style-name="P10"/>
        </text:list-item>
        <text:list-item>
          <text:p text:style-name="P7"><text:span text:style-name="T6">Mark S couldn't push to Git because he had issues, which were addressed, but he couldn't upload them. </text:span><text:span text:style-name="T7"><text:line-break/><text:line-break/>Martin thinks we should have one sequence diagram for the whole thing, because it will get </text:span><text:span text:style-name="T19">confusing if we had an individual one per</text:span><text:span text:style-name="T7"> use-case. Martin thinks there needs to be a few more sentences on the class diagrams. There needs to be more explanation, rather than detail, on the Android development.<text:line-break/><text:line-break/></text:span><text:span text:style-name="T8">Harry thinks that the component diagrams that they </text:span><text:span text:style-name="T20">drafted along </text:span><text:span text:style-name="T8">with Dave as a draft should be added in. The class diagram may need altering.</text:span><text:span text:style-name="T7"><text:line-break/></text:span><text:span text:style-name="T30">ACTION: </text:span><text:span text:style-name="T7">mvz, hfb1</text:span></text:p>
          <text:p text:style-name="P11"/>
        </text:list-item>
        <text:list-item>
          <text:p text:style-name="P8"><text:span text:style-name="T8">Dave was expecting collaboration on the website, but Zack didn't understand some different sections of the design specification for the website side.<text:line-break/><text:line-break/></text:span><text:span text:style-name="T9">Dave thinks in the design spec</text:span><text:span text:style-name="T13">ification</text:span><text:span text:style-name="T9"> there needs to be an inclusion of some PHP psuedocode. The Website needs to show what it will be receiving and what it will be sending, what links </text:span><text:span text:style-name="T22">are o</text:span><text:span text:style-name="T23">n</text:span><text:span text:style-name="T22"> the page </text:span><text:span text:style-name="T11">a</text:span><text:span text:style-name="T9">nd some PHP psuedocode.<text:line-break/><text:line-break/></text:span><text:span text:style-name="T10">There will be no use of OO PHP. </text:span><text:span text:style-name="T11">There needs to be a technical extra information of what goes on with the system. </text:span><text:span text:style-name="T12">Jack doesn't think that there will be an extra page for the Google API, instead use the JavaScript. </text:span></text:p>
          <text:p text:style-name="P9"><text:soft-page-break/><text:span text:style-name="T12"><text:line-break/>The index.php page will have information about photos, text and links. </text:span><text:span text:style-name="T22">T</text:span><text:span text:style-name="T14">he information about photos will have database code. WalkList contains a list of walks and </text:span><text:span text:style-name="T22">will have </text:span><text:span text:style-name="T14">paging the result</text:span><text:span text:style-name="T22">s</text:span><text:span text:style-name="T14"> onto the other page which will both have </text:span><text:span text:style-name="T24">a </text:span><text:span text:style-name="T14">connection to the database – with some form of sorting by function to arrange the data. We might have to </text:span><text:span text:style-name="T25">go</text:span><text:span text:style-name="T14"> back to the plan, testing and designing. <text:line-break/></text:span><text:span text:style-name="T15">Walk details page will show the data for one walk and an information and photo in a lightbox.<text:line-break/></text:span><text:span text:style-name="T16">On the walk details there was a discussion on using the caching and taking an image of the Google maps, this was unresolved. <text:line-break/><text:line-break/>There could be a database.php which deals with all the information about the database – this would make it easier to Unit testing. </text:span><text:span text:style-name="T17">Jack needs to remove the classes from the design specification. It might be useful to add any Javascript file and the Google Api documents, and how they interlink with the pages. <text:line-break/><text:line-break/></text:span><text:span text:style-name="T18">We need to think about whether the cookie helps to add value to the application. </text:span><text:span text:style-name="T17"><text:line-break/></text:span><text:span text:style-name="T31">ACTION:</text:span><text:span text:style-name="T17"> jar39, mrp2, mas69</text:span><text:span text:style-name="T2"><text:line-break/></text:span></text:p>
        </text:list-item>
      </text:list>
      <text:p text:style-name="P2"><text:span text:style-name="T27">Any Other Business:</text:span><text:line-break/> <text:s/></text:p>
      <text:p text:style-name="P1"><text:span text:style-name="T33">Authors Email Address:</text:span><text:span text:style-name="T32"> </text:span><text:a xlink:type="simple" xlink:href="mailto:ryg1@aber.ac.uk"><text:span text:style-name="T32">ryg1@aber.ac.uk</text:span></text:a></text:p>
      <text:p text:style-name="P4"/>
      <text:p text:style-name="P4"><text:span text:style-name="T27">Dates: </text:span>Version 1.0: <text:span text:style-name="T35">3rd</text:span> <text:span text:style-name="T36">Decemb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MU Serif" svg:font-family="'CM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5a87b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tab/>2013_1<text:span text:style-name="MT1">2</text:span>_<text:span text:style-name="MT1">03.</text:span>od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3T11:13:41</meta:creation-date>
    <dc:date>2013-12-03T11:57:52.288128084</dc:date>
    <meta:editing-duration>PT13H8M19S</meta:editing-duration>
    <meta:editing-cycles>382</meta:editing-cycles>
    <meta:generator>LibreOffice/4.1.3.2$Linux_X86_64 LibreOffice_project/70feb7d99726f064edab4605a8ab840c50ec57a</meta:generator>
    <meta:document-statistic meta:table-count="0" meta:image-count="0" meta:object-count="0" meta:page-count="2" meta:paragraph-count="19" meta:word-count="495" meta:character-count="2934" meta:non-whitespace-character-count="2432"/>
  </office:meta>
</office:document-meta>
</file>